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ID do Caso de Uso</text:p>
          </table:table-cell>
          <table:table-cell table:style-name="Tabela1.B1" office:value-type="string">
            <text:p text:style-name="Table_20_Contents">UC – 11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Revisar Aula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5">
            <text:p text:style-name="Table_20_Contents">05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Revisor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><text:s/>É realizada uma revisão, mandando um nota para o professor dizendo sua opinião. o revisor é obrigado a dar uma nota a aula revisada.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Estar Logado ao sistema</text:p>
          </table:table-cell>
        </table:table-row>
        <table:table-row>
          <table:table-cell table:style-name="Tabela1.A3" office:value-type="string">
            <text:p text:style-name="Table_20_Contents">Pós-Consições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Baixa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 – O revisor poderá visualizar todas aula e provas sem a necessidade de ter que “assisti-las”;</text:p>
            <text:p text:style-name="Table_20_Contents">2 – Após o revisão, <text:s/>será solicitado a opinião sobre a aula que será enviada para o autor do conteúdo;</text:p>
            <text:p text:style-name="Table_20_Contents">3 – Após o envio da opinião ao autor, será solicitado a <text:s/>Avaliar Aula (UC-10);</text:p>
            <text:p text:style-name="Table_20_Contents"><text:s/></text:p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>-</text:p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1-05T09:15:23.40</dc:date>
    <meta:editing-duration>PT00H23M03S</meta:editing-duration>
    <meta:editing-cycles>3</meta:editing-cycles>
    <meta:generator>BrOffice.org/3.2$Win32 OpenOffice.org_project/320m18$Build-9502</meta:generator>
    <meta:document-statistic meta:table-count="1" meta:image-count="0" meta:object-count="0" meta:page-count="1" meta:paragraph-count="37" meta:word-count="169" meta:character-count="936"/>
  </office:meta>
</office:document-meta>
</file>